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Times New Roman1" svg:font-family="'Times New Roman', serif"/>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Standard">
      <style:text-properties style:font-name="Calibri1" fo:language="pl" fo:country="PL"/>
    </style:style>
    <style:style style:name="P3" style:family="paragraph" style:parent-style-name="Dialog">
      <style:text-properties fo:language="pl" fo:country="PL"/>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Endnote">
      <style:text-properties fo:language="pl" fo:country="PL"/>
    </style:style>
    <style:style style:name="P7" style:family="paragraph" style:parent-style-name="Text_20_body">
      <style:text-properties fo:language="pl" fo:country="PL"/>
    </style:style>
    <style:style style:name="P8" style:family="paragraph" style:parent-style-name="Text_20_body">
      <style:paragraph-properties fo:text-align="center" style:justify-single-word="false"/>
      <style:text-properties fo:language="pl" fo:country="PL"/>
    </style:style>
    <style:style style:name="P9" style:family="paragraph" style:parent-style-name="Text_20_body">
      <style:text-properties fo:language="pl" fo:country="PL" fo:background-color="#ffff00"/>
    </style:style>
    <style:style style:name="P10" style:family="paragraph" style:parent-style-name="Heading" style:master-page-name="MP0">
      <style:paragraph-properties style:page-number="auto" fo:break-before="page"/>
      <style:text-properties fo:language="pl" fo:country="PL"/>
    </style:style>
    <style:style style:name="P11" style:family="paragraph" style:parent-style-name="Überschrift_20_2">
      <style:text-properties fo:language="pl" fo:country="PL"/>
    </style:style>
    <style:style style:name="P12" style:family="paragraph" style:parent-style-name="Überschrift_20_2">
      <style:text-properties style:font-name="Calibri" fo:language="pl" fo:country="PL"/>
    </style:style>
    <style:style style:name="P13" style:family="paragraph" style:parent-style-name="Text_20_body">
      <style:text-properties fo:language="pl" fo:country="PL"/>
    </style:style>
    <style:style style:name="P14" style:family="paragraph" style:parent-style-name="Text_20_body" style:list-style-name="L1">
      <style:text-properties fo:language="pl" fo:country="PL"/>
    </style:style>
    <style:style style:name="P15" style:family="paragraph" style:parent-style-name="Text_20_body">
      <style:paragraph-properties fo:orphans="2" fo:widows="2"/>
      <style:text-properties style:font-name="Calibri1" fo:language="pl" fo:country="PL"/>
    </style:style>
    <style:style style:name="P16" style:family="paragraph" style:parent-style-name="Text_20_body">
      <style:paragraph-properties fo:orphans="2" fo:widows="2"/>
    </style:style>
    <style:style style:name="T1" style:family="text">
      <style:text-properties style:font-name="Calibri2" fo:language="pl" fo:country="PL"/>
    </style:style>
    <style:style style:name="T2" style:family="text">
      <style:text-properties fo:language="pl" fo:country="PL"/>
    </style:style>
    <style:style style:name="T3" style:family="text">
      <style:text-properties fo:language="pl" fo:country="PL" fo:background-color="#ffff00"/>
    </style:style>
    <style:style style:name="T4" style:family="text">
      <style:text-properties fo:language="pl" fo:country="PL" fo:background-color="transparent"/>
    </style:style>
    <style:style style:name="T5" style:family="text">
      <style:text-properties style:font-name="Calibri1"/>
    </style:style>
    <style:style style:name="T6" style:family="text">
      <style:text-properties style:font-name="Calibri1" fo:language="pl" fo:country="PL" fo:background-color="transparent"/>
    </style:style>
    <style:style style:name="T7" style:family="text">
      <style:text-properties style:font-name="Calibri"/>
    </style:style>
    <style:style style:name="T8" style:family="text">
      <style:text-properties style:font-name="Calibri" fo:language="pl" fo:country="PL" fo:background-color="transparent"/>
    </style:style>
    <style:style style:name="T9" style:family="text">
      <style:text-properties style:font-name="Calibri" fo:language="pl" fo:country="PL" fo:background-color="#ffff00"/>
    </style:style>
    <style:style style:name="T10" style:family="text">
      <style:text-properties style:font-name="Calibri1"/>
    </style:style>
    <style:style style:name="T11" style:family="text">
      <style:text-properties style:font-name="Calibri1" fo:language="pl" fo:country="PL"/>
    </style:style>
    <style:style style:name="T12" style:family="text">
      <style:text-properties style:font-name="Calibri1" fo:language="pl" fo:country="PL" fo:background-color="#ffff00"/>
    </style:style>
    <style:style style:name="T13"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ynastia Sobieskich – tom II, „Pola Chwały”</text:p>
      <text:h text:style-name="P11" text:outline-level="2">Rozdział I</text:h>
      <text:p text:style-name="P7"/>
      <text:p text:style-name="P7">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zadziwiającym instynktem czy też wolą Boską prowadzone, wielkich pochodów wojskowych i bitew walnych.</text:p>
      <text:p text:style-name="Text_20_body"><text:span text:style-name="T2">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2"><text:note text:id="ftn1" text:note-class="endnote"><text:note-citation>1</text:note-citation><text:note-body><text:p text:style-name="P6">Tak po kampanii 1672 roku Tatarzy i Turcy nazywali Jana Sobieskiego.</text:p></text:note-body></text:note></text:span></text:span><text:span text:style-name="T2">.</text:span></text:p>
      <text:p text:style-name="P7">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ta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7">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7">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7">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7">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7">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7">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7"><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febla towarzyszył rekrutom rano i wieczorem, i w czasie posiłku, z małą jeno przerwą na modlitwę codzienną, też w szeregu odbywającą się. Peter nie widział sensu w tym wszystkim i nienawidził deszcz, feldfebla, brak snu, i siebie za pochopną decyzję zaciągnięcia się. Po pewnym czasie jednak przestał nienawidzić, przestał szukać sensu, przestał myśleć.</text:p>
      <text:p text:style-name="P7">I wówczas wyruszyli.</text:p>
      <text:p text:style-name="P7">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2">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2"><text:note text:id="ftn2" text:note-class="endnote"><text:note-citation>2</text:note-citation><text:note-body><text:p text:style-name="P6">Do dzisiaj niewielu o tym filozofowało. Historycznie, <text:span text:style-name="T13">TODO</text:span></text:p></text:note-body></text:note></text:span></text:span><text:span text:style-name="T2">. <text:s/>Zrobił jednak to, co też i tysiące innych chłopów ze zrujnowanych wsi, dał się zwerbować.</text:span></text:p>
      <text:p text:style-name="P7">Dobrze na koniu nie jeździł, radził sobie jednak jakoś, wi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ł też Szymonowi Jan Pliszka, weteran stary, który się - jak powiadał - wreszcie pod prawdziwym wodzem wojować zaciągnął - że walczy się pieszo, a konno się między bitwami przejeżdża. To i wiele innych rad dawał Jan młodym rekrutom, i opowiadał o pochodach i zwycięstwach wielkich z wojen z Moskwą pod panem Pawłem Sapiehą, i z Kozakami pobuntowanymi pod panem Czarnieckim, co całej Ukrainy postrachem był, póki żywota wojując od zmęczenia nie dokonał. Zaczynał zatem tęsknić młody żołnierz za wojaczką, co trudy przynosi, ale i chwałę i przygody, a czasem łup.</text:p>
      <text:p text:style-name="P7">Po kilku tygodniach ćwiczeń wydano dragonom nowe, czerwone kolety, nowe buty, spodnie i kołpaczki, uzupełniono amunicję, i wypłacono srebrną monetą żołd za pierwszy kwartał, surowo przykazując wydać go na zaopatrzenie w żywność. Dwa dni później regiment wyruszył. Dalej maszerowały albo konno jechały inne, nowo sformowane regimenty z całej wiernej królowi Rzeczypospolitej. Ciągnęły różnymi drogami w stronę Rusi wśród wzgórz Roztocza. Im bliżej Lwowa, tym gęściej patrolowały na tych wzgórzach oddziały kawalerii koronnej, aby ciekawe oczy szpiegów <text:soft-page-break/>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śmiany.</text:p>
      <text:p text:style-name="P3">- Czołem, panie Starczyński! Cieszę się, że waści znowu widzę - krzyknął młodszy porucznik do dowódcy pancernych.</text:p>
      <text:p text:style-name="P3">- Czołem, czołem, panie Ostrowski - odpowiedział starszy porucznik - cieszysz się waść pewno również na wyprawę wojenną.</text:p>
      <text:p text:style-name="P3">- I pewno, wreszcie wyprawa na wroga.</text:p>
      <text:p text:style-name="P3">- To waści nie zajedno, kogo pierzem? Czy Turków, czy patriotów? - pan Starczyński nie mógł powstrzymać sarkazmu.</text:p>
      <text:p text:style-name="P3">- Rodaków bić ciężko, choć patriotów wśród nich nie było, cośmy ich w Poznaniu pogromili. Przeciw majestatowi króla rękę podnieśli.</text:p>
      <text:p text:style-name="P3">- W obronie wolności swej stawać przywilejem szlachcica i obywatela jest w tej Rzeczypospolitej.</text:p>
      <text:p text:style-name="P3">- Broń na króla albo hetmana wielkiego podnosić w czas wojenny to warcholstwo a i prawie zdrada.</text:p>
      <text:p text:style-name="P3">- Jednak król i hetman wielki wojsko w czas wojenny nie na Turka powiódł był, jeno na Poznań.</text:p>
      <text:p text:style-name="P3">- Przecie Poznań ten już drugi raz przeciw elektowi większością sejmu na Woli obranemu zbuntował się, i to zdrajców a także posłów z Brandenburgii robota. To jasne po tym, jak znaleźliśmy listy u tych pludraków, co ich potem obwieszono.</text:p>
      <text:p text:style-name="P3">- Zawsze tak bywało, że się karmazyni z sąsiady zagranicznymi znosili.</text:p>
      <text:p text:style-name="P3">- I do czego to doprowadziło? Do tego że hetman wielki litewski swe wojsko z bitwy wyprowadza, bo jego zagraniczni przyjaciele końca naszej wojny z Turkiem nie chcą?</text:p>
      <text:p text:style-name="P7">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7"/>
      <text:h text:style-name="P11" text:outline-level="2">Rozdział II</text:h>
      <text:p text:style-name="P7">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7">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7">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7">Rozkaz wyrwał piechotę z popołudniowej drzemki. W takt werbla, poganiane wrzaskiem sierżantów, kompanie wybiegały przed wał obozu, dopiero co wielkim wysiłkiem w promieniach sierpniowego słońca wzniesionego. Peter Pirwitz dźwigał swój muszkiet i widełki do niego w obu rękach i przebiegł obok pikinierów, już wbijających w pylistą ziemię tylce swoich pik. O kilkanaście kroków przed pikinierami stał feldf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7">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7">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7"><text:soft-page-break/>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muszkieterów wysuniętych. Piki uniosły się nieco w górę. Sznury arkanów o drzewce pik się obiły i nieszkodliwie na ziemię spadły. <text:s/></text:p>
      <text:p text:style-name="P7">Starczyński na czele swej chorągwi pancernej dał sygnał do przejścia w galop. Palił się do starcia z tym przeciwnikiem, wrogiem prawdziwym. Dość już się z wrogiem wewnętrznym, jak to ten 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7">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7">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8"/>
      <text:p text:style-name="P8">* <text:s/>* <text:s/>*</text:p>
      <text:p text:style-name="P7"/>
      <text:p text:style-name="P7">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7">Pojechał zatem de Gourdant do Rouen.</text:p>
      <text:p text:style-name="P7"><text:soft-page-break/>Prawie nie poznał pułkownika, żadnych oznak swojego stopnia czy nawet służby królewskiej nienoszącego, ten jednak skinął od razu na niepewnie po karczmie rozglądająceg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3">- Panie Kapitanie – zaczepił błądzącego – Kurs pan Kapitan zgubił na Sekwanie?</text:p>
      <text:p text:style-name="P3">- Kurs zgubiłem na burzliwych wodach polityki, trudniejszych w nawigacji niż trasy morskie – odparł de Gourdant dosiadając się.</text:p>
      <text:p text:style-name="P3">- Na politykę wyprawił się Pan Kapitan? Wielce niebezpieczna to wyprawa, lepiej zostawić ją dla bardziej na tych szlakach obytych.</text:p>
      <text:p text:style-name="P3">-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3">- Ani w dniach najbliższych nie wypłyniemy, ani grudniowych sztormów na Bałtyku w tym roku nie obaczycie – ostrożnie rzekł de Bealieu.</text:p>
      <text:p text:style-name="P3">- Dla porządnie przygotowanego okrętu nie są te sztormy przecie straszne. Marynarzom takie sprawy zwyczajne, a w sytuacji naprawdę trudnej schronić się w przyjaznych szwedzkich portach możemy.</text:p>
      <text:p text:style-name="P3">- Nie dlatego, abym się narazić okręty i marynarzy dzielnych Jego Królewskiej mości obawiał rezygnujemy z tych wypraw. Nie mamy, aktualnie, celu w wyprawie do Gdańska.</text:p>
      <text:p text:style-name="P3">- Ależ jak to, nowego sojusznika ostawimy?</text:p>
      <text:p text:style-name="Dialog"><text:span text:style-name="Absatz-Standardschriftart"><text:span text:style-name="T1">- </text:span></text:span><text:span text:style-name="T2">Uciszcie</text:span><text:span text:style-name="Absatz-Standardschriftart"><text:span text:style-name="T1"> się, </text:span></text:span><text:span text:style-name="T2">de Gourdant! – syknął kapitan - nie dla zwykłych marynarskich uszu to sprawy. Powiem wam jedno, że sojusznik nasz nadal z drugim sojusznikiem wojuje, i dopóki to trwa, na wsparcie nasze obaj poczekać muszą.</text:span></text:p>
      <text:p text:style-name="P3">Zamyślił się pan de Bealieu.</text:p>
      <text:p text:style-name="P3">- Mówicie: Bałtyk, myślicie: Szwecja - powiedział powoli do kapitana - trzebaby Szwecję...</text:p>
      <text:p text:style-name="P7">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źmiesz na pokład pana de Bethune, który misję nową a pilną w Polsce odbywać będzie. Potem przygotujesz okręty do rejsów zimowych. Ja w Paryżu z ministrem Pompone rozmówić się muszę, lecz sądzę że zimą razem w rejs udamy się.</text:p>
      <text:p text:style-name="P3"/>
      <text:p text:style-name="P8"/>
      <text:p text:style-name="P8">* <text:s/>* <text:s/>*</text:p>
      <text:p text:style-name="P7">"Wielce moja życia a serca pociecho... Jakież to wieści niedobre, a raczej ich brak od WMci Serca mego krewnych i znajomych, jako że gotowizny przyobiecaney mi nieprzysyłają. Przecie nie <text:soft-page-break/>dlatego, iż Jego Wysokości w skarbcu brakuje, bo mu brakuje, dla wojen i innych turbacyj, ale tyle co mi przyobiecał zawsze wysłać może, bo więcej trawnik jeden u niego w Versalu kosztuje niźli to wsparcie dla nas. <text:s/>Musi to być, że JKMć Ludwik wojny naszej z Turkiem wspierać nie chce. My ją przecież zakończyć musim, a jak tu o kończeniu myśleć, pieniądza nie mając. Jeszcze JMć pan Podskarbi w Warszawie rezerw ostatnich gotowizny dobywa, z tego co nam do tej pory przysłano, jednak pono, że więcej w pałac swój nowy wedle Kabat łoży, a mi grosze nędzne odsyła. A Kątski jenerał artyleryi wielce teraz pieniędzy potrzebuje, bo we Lwowie działa ostatnie szykuje, którymi Bar i Kamieniec oblegać będziemy. Insze wojska już w pole wyszły, i ja za nimi wyjeżdżam dzisiaj. Śpiesznie nam trza wojować albo li też głodować, bo choć pora po żniwach iest, to ludzie tej krainy odeszli..."</text:p>
      <text:p text:style-name="P7"/>
      <text:p text:style-name="Text_20_body"><text:span text:style-name="T2">Kraina, którą Ostrowski z grzbietu wierzchowca oglądał, była prawie wyludniona. Już od Lwowa na wschód wioski często puste stały, za Strypą zaś osady ludzkie znikły zupełnie. Od nieszczęśliwego roku 1648 tyle wycierpiała ta ziemia z rąk tatarskich, lecz nade wszystko z rąk 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text:span><text:span text:style-name="Absatz-Standardschriftart"><text:span text:style-name="T3">, ...,</text:span></text:span><text:span text:style-name="T2">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7">Pewnego południa zaś do chorągwi Ostrowskiego dołączyli pancerni Starczyńskiego, a wraz z nimi sam puł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7">Ruszyli zatem, lekkie chorągwie z pancernymi przemieszane, a dalej pancerne z husarskimi. Lecieli tak przez Podole, patrole tatarskie bez reszty znosząc, aby baszy w Kamieńcu wiedza o niebezpieczeństwie nie doszła. I stało się tak, że gdy pewnego ranka po nocnej kawalkadzie wypadli na łąki nad Smotryczą, ujrzeli w dali bramę Kamieńca szeroko otwarte, a przed bramą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ę Ruską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ł i kopii, śmiałym natarciem w ciżbę Krymców powstrzymała, impetem swoim wrogów powalając i koncerzami okrutnie ich bodą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y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opatrzony on.</text:p>
      <text:p text:style-name="P3">- Fortecę dobywać kawalerią?</text:p>
      <text:p text:style-name="Dialog"><text:span text:style-name="T2">- To waćpan jeszcze nie widział, jak dzielnie husarze nasi spieszeni fortyfikacje dobywają. Przecie nie tylko z konia szablą robić umieją. Szyszak i pancerz przeciw kulom</text:span><text:span text:style-name="Endnotenzeichen"><text:span text:style-name="T2"><text:note text:id="ftn3" text:note-class="endnote"><text:note-citation>3</text:note-citation><text:note-body><text:p text:style-name="P6">Zwłaszcza przeciw tureckim. Rzeczywiście, husaria spieszona niejednokrotnie o szturmie fortec rozstrzygała, również dzięki swemu znakomitemu - i pod koniec XVII wieku wyjątkowemu - uzbrojeniu ochronnemu.</text:p></text:note-body></text:note></text:span></text:span><text:span text:style-name="T2"> i w polu, i przy fortecy jednako dobrze ochroni.</text:span></text:p>
      <text:p text:style-name="P3"/>
      <text:p text:style-name="P7">Basza Kamieńca Helil całą noc przeleżał w Katerdrze św. Piotra i Pawła zamienionej na największy meczet miasta, dziękując Allahowi za ocalenie zupełnie niespodziane. Niespodzianym był przecież atak, przez uprzednie dwa tygodnie nie dochodziły bowiem do beja żadn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7">Pan Ostrowski, szybko dla wieku swojego z ran, a więcej z poturbowania ozdrowiwszy, do nóg się panu Starczyńskie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op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text:p>
      <text:p text:style-name="Text_20_body"><text:span text:style-name="T2">Takich Wołochów prawdziwych niewiele było w wojsku Rzeczypospolitej, nawet w chorągwiach zwanych wołoskimi, choć dawniej na nich - i na Tatarach - lekka kawaleria polegała. Oto bowiem w czasach nawały szwedzkiej szlachta polska zbiedniała i na poczty porządne dla górniejszych znaków pozwolić sobie nie mogła. Zresztą, dawny król Jan Kazimierz, niedawno przecie zmarły w dalekich krajach</text:span><text:span text:style-name="Endnotenzeichen"><text:span text:style-name="T2"><text:note text:id="ftn4" text:note-class="endnote"><text:note-citation>4</text:note-citation><text:note-body><text:p text:style-name="P6">Abdykowawszy, przebywał we Francji. Zmarł na wieść o zdobyciu Kamieńca przez Turków.</text:p></text:note-body></text:note></text:span></text:span><text:span text:style-name="T2">, żołnierzom nie-Polakom i nie-Litwinom po doświadczeniach smutnych</text:span><text:span text:style-name="Endnotenzeichen"><text:span text:style-name="T2"><text:note text:id="ftn5" text:note-class="endnote"><text:note-citation>5</text:note-citation><text:note-body><text:p text:style-name="P6">Np. w 1648 roku wszyscy Rusini służący w wojskach komputowych i prywatnych przeszli na stronę Chmielnickiego. Oznaczało to, że nagle wojska koronne pozbawione zostały całej dragonii i wielkiej części piechoty. Dopiero Sobieskiemu udało się, historycznie, ubytek ten odtworzyć.</text:p></text:note-body></text:note></text:span></text:span><text:span text:style-name="T2"> panowania swego ufać nie kazał. Jednak przydał się tutaj pan Wiszinoiu i jego ziomkowie, gdy się u chłopów mołdawskich o transportach do Kamieńca wywiadywał. Transporty te miały zawsze eskortę z pieszych janczarów oraz z Tatarów Białogrodzkich. Ci jednak niechętnie na tę wojnę poszli. Oto wywiedział się pan Wiszinoju, że transport pewien niemały, zupełnie bez eskorty tatarskiej, z samymi tylko janczarami przez Mołdawię przechodzi.</text:span></text:p>
      <text:p text:style-name="P7">Ostrowski ścisnął kolanami konia i skręcił pomiędzy drzewami w kierunku traktu. Wiedział że stajanie za nimi to samo robiła chorągwi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dmuchnęli na swe lonty, i krzepko trzymając ciężkie muszkiety w rę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ś między wozami stanęli, berdyszami się zastawiając. Jednak z gąszczy za konwojem obie pancerne chorągwie w pędzie pełnym wypadły, w wąski a długi szyk ustawione, i siekły bezlitośnie janczaró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text:p>
      <text:p text:style-name="P7">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7"><text:soft-page-break/>Wieść o zablokowaniu Kamieńca rozniosła się po całej armii koronnej i zachwyt wywołała. Żywiej zaraz też maszerować oddziały poczęły, wierząc wreszcie w rychły koniec kampanii. Król i hetman Sobieski jednak zadowolony nie był. Skrycie był na zdobycie fortecy z marszu był liczy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Sobieskiemu pomoc finansową wstrzymano, teraz właśnie, gdy i na Podolu walczył, i w Wielkopolsce tumulty szlacheckie gromić musiał, i na Litwie z buntem otwartym Paca radzić sobie musiał.</text:p>
      <text:p text:style-name="P7"><text:s/></text:p>
      <text:h text:style-name="P12" text:outline-level="2">Rozdział III</text:h>
      <text:p text:style-name="P7">Tymczasem hetman wielki litewski, po nieudanym na Wilno ataku i przegranej potyczce pod Nieświeżem, do Kowna wycofał się i miasto porządnie obwarował. Tam także rozwinął pracowitą działalność pisarską, liczne uniwersały i wezwania do szlachty litewskiej pisząc, aby władzy nieprawanie obranej obywatele nieposłuszeństwo okazali i przy nim się kupili. Wojska litewskie - swoje prywatne, a również komput - zaklinał, by się przy nim, obrońcy praw i swobód, opowiedziały. Bardziej jeszcze intensywnie korespondował z magnatami litewskimi, królewskie dążenia do absolutum dominium i zamach na wolność Litwy (a przede wszystkim na majątki magnackie) przedstawiając. Wreszcie wezwał szlachtę wszelką do swego majątku w Widzach za Kownem, aby konfederację przeciw tyranowi a w obronie wolności Litwy zawiązać.</text:p>
      <text:p text:style-name="P7">Przyjechali zatem przedstawiciele sejmików z województw przeciw królowi zbuntowanych. Przyjechali stronnicy Paców z całej Litwy i ci, którzy się w ich łaski wkupić chcieli. Liczni wielmoże litewscy przyjechali również, a zatem pan wojewoda trocki Marcjan Ogiński, generał artylerii litewskiej Marcin Korwin Gosiewski, Pacowie wszyscy co przy życiu pozostali, a nade wszystko zaś Benedykt Sapieha, senior rodu o prymat na Litwie z Pacami walczącego.</text:p>
      <text:p text:style-name="Text_20_body"><text:span text:style-name="T2">Znów okazało się, że dumnych magnatów jedynie sprzeciw wobec Sobieskiego łączy, wszystko zaś inne prawie dzieli. Zaczęły się tedy dyskusje, j</text:span><text:span text:style-name="Absatz-Standardschriftart"><text:span text:style-name="T3">aki kurs wobec wydarzeń na sejmie elekcyjnym przyjąć</text:span></text:span><text:span text:style-name="T2">. By dyskusje na sobie przydatne wrócić tory, hetman Pac zajął uczestników sprawami polityki zagranicznej, jaką miał zamiar król Sobieski prowadzić:</text:span></text:p>
      <text:p text:style-name="P3">- Sobieski z Francuzką ożeniony, z Królem Słońce trzymać będzie i nasz alians z Habsburgiem zniszczy. Wojnę z Turkiem chce już teraz bez Cesarza zakończyć, starą sprawę lenna Prus Książęcych odgrzebać i przyjaciela naszego, choć heretyka, elektora Brandenburskiego obraża. To są wszak tylko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P7">Tak perorował pan hetman wielki litewski, "zaś na pewno wzbogacą się na niej kiesy sojuszników Cesarza", dodając w myśli. Odrzekł mu generał Gosiewski:</text:p>
      <text:p text:style-name="P3">- oto co się dzieje, gdy Polacy Piasta na tron obierają. Alianse na szwank wystawiają, prawa narodu szlacheckiego depczą, unię z Lublina ryzykują. Polacy rządzić się nie potrafią. Już lepiej księcia zagranicznego na króla obrać. Ten będzie musiał na nas polegać i praw naszych przestrzegać. A jeśli też to jaki krewny Cesarza będzie, to i na pomoc Cesarstwa liczyć będziem mogli. Cesarz gwarantem praw naszych tedy zostanie, a my jakoby częścią imperium czuć się będziemy mogli.</text:p>
      <text:p text:style-name="P9"><text:soft-page-break/>Tu będzie tyrada na temat zalet utraty niepodległości na rzecz imperium.</text:p>
      <text:p text:style-name="P7">Wstał teraz wojewoda trocki, Marcjan Ogiński, posesjonat możny i daleki hetmana Paca krewny.</text:p>
      <text:p text:style-name="P7">- o protekcji cesarskiej waszmość mówisz. Cesarz daleko od Litwy, co w sytuacji pokoju przydać nam by się mogło. Teraz jednak Litwa pomocy potrzebuje, by z tyranem walczyć. Któż skuteczniej wesprzeć nas może niźli car moskiewski? Pisał pono do niego Sobieski alboli też Morsztyn, aby się do spraw elekcji teraźniejszej car nie mieszał. Jednak ja mówię, poprośmy my go aby się wmieszał. To ambitny pan, który swego ruszyć nie da. Jemu już wszak za Jana Kazimierza koronę obiecano. Pokłońmy mu się, a on na pewno protekcję swoją nad nami roztoczy, praw naszych nie uszczuplając, boć przecie nas potrzebuje.</text:p>
      <text:p text:style-name="P3">- cóż wybrać? - ozwały się głosy - wschodnią czy zachodnią protekcję nad ojczyzną naszą? Cesarz łaskaw, i car łaskaw...</text:p>
      <text:p text:style-name="P7">Przemówił zatem ponownie hetman wielki litewski:</text:p>
      <text:p text:style-name="P3">- oto cesarz świętego cesarstwa rzymskiego Europę wokół siebie jednoczy. Hiszpania, Niderlandy, Brandenburgia po jego są stronie.</text:p>
      <text:p text:style-name="P3">- z Elektorem Brandenburskim, ze zdradzieckim lennikiem naszym bratać się nam, mości hetmanie, każesz? - wtrącił Benedykt Sapieha - dużo od nas wymagasz.</text:p>
      <text:p text:style-name="P3">- Narodowe interesa, partykularne, polskie, odłożyć nam trzeba. Nikt nas nie pytał, czy chcieliśmy bać Polakami. Jak waszmościowie widzicie, cesarz odłożył uprzedzenia religijne na bok i w walce przeciw tyranii francuskiej zajedno katolików jak i ewangelików jednoczy. Prawdziwie uniwersalny to cesarz. Mając wzór cnót takich, my domniemanych przewin sąsiadów naszych wciąż wypominać nie możem. To kultywowanie nikomu niepotrzebnych resentymentów. Zjednoczmy się z cesarzem w walce z tyrani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szlachtą z cesarstwa, którym tak bardzo zagraża absolutyzm Francuzów czy Sobieskich.</text:p>
      <text:p text:style-name="P7">Tu przerwał i spojrzał w twarze zgromadzonego narodu szlacheckiego. Wąsate oblicza Sarmatów z pewnym niezrozumieniem wpatrywały się w perorującego hetmana.</text:p>
      <text:p text:style-name="P7">Benedykt Sapieha rzekł cicho do koniuszego litewskiego Franciszka Sapiehy, brata swego młodszego, stojącego z nim razem:</text:p>
      <text:p text:style-name="P3">- Dziwna jest ta mowa i nic dobrego Litwie, ani nam, nie przyniesie. Przed carem Moskwy korzyć się, co to za pomysł. Trzymając się z Sobieskim, wreszcie straty z Moskwą poniesione powetować możemy, a i od Elektora co nieco skubnąć się uda. Lepiej więc trzymajmy z nim, gdy pychy Pacowskiej będzie ucierał - nie stracimy na tym.</text:p>
      <text:p text:style-name="P7">I tak Sapiehowie opuścili obrady konfederacji litewskiej w Widzach. Generał Gosiewski, widząc to, spytał hetmana Paca głosem przyciszonym:</text:p>
      <text:p text:style-name="P3">- Przejdą do Sobieskiego. Nie powstrzymamy ich?</text:p>
      <text:p text:style-name="P7">Hetman potoczył wzrokiem po tłumie szlachty, ciekawie wyglądającej, czy zacni karmazynowie za łby się będą brali jak szaraczkowie w karczmie na zaścianku. Rzekł zatem:</text:p>
      <text:p text:style-name="P3">- Możni panowie pychę swą nad pomyślność stanu naszego szlacheckiego, nad dobro ojczyzny Litwy naszej wynoszą. My zaś przeciw tyranowi kupmy się, konfederację tu zawiążmy. Mości panowie, kupą tu, pokażmy komu Litwa, komu wolność droga...</text:p>
      <text:p text:style-name="Text_20_body"><text:soft-page-break/><text:span text:style-name="T2">Dumny hetman, wojskowy wódz nienajgorszy, lecz dyplomata kiepski, nie znał, nie chciał słyszeć opinii o sobie samym jako o najbardziej pysznym z magnatów litewskich. Ba, w całej Rzeczypospolitej brać szlachecka pana hetmana wielkiego litewskiego i innych Paców za obraz wyniosłości karmazynów, za przykład oderwania się klasy senatorskiej od zwykłej rzeczywistości. Już większym mirem u szlachty litewskiej cieszył się Benedykt Sapieha, a to z racji zasług ojca</text:span><text:span text:style-name="Endnotenzeichen"><text:span text:style-name="T2"><text:note text:id="ftn6" text:note-class="endnote"><text:note-citation>6</text:note-citation><text:note-body><text:p text:style-name="P6">Paweł Jan Sapieha, zm. 1665, hetman wielki litewski, opisany w "Potopie" Sienkiewicza.</text:p></text:note-body></text:note></text:span></text:span><text:span text:style-name="T2"> z czasów wojen ze Szwecją oraz Moskwą. Gdy więc Michał Kazimierz Pac do zawiązania konfederacji przeciw Sobieskiemu wezwał, pod aktem konfederacji, napisanym przez jego przyjaciela, kasztelana wileńskiego Andrzeja Franciszka Kotowicza podpisało się jedynie 262 obywateli.</text:span></text:p>
      <text:p text:style-name="Text_20_body"><text:span text:style-name="T2">Przebywający jeszcze w Wilnie książę Michał Radziwiłł uśmiechnął się pod swym rzadkim wąsem na wieść o takim przebiegu konfederacji. Popierał Sobieskiego jako patriota i jako powinowaty, zaś jako Radziwiłł nienawidził Paców szarogęszących się od na Litwie jak na swoim. A przecież zaledwie od jednego pokolenia mieli jakieś większe znaczenie w Rzeczypospolitej, do godności wyniósł ich Jan Kazimierz pod koniec Potopu Szwedzkiego, na złość Radziwiłłom i Sapiehom. Teraz ich gwiazda gaśnie, przemknęła raczej niczym kometa, rozważał hetman polny litewski. Tylko ten Benedykt Sapieha... zdecydowanie rządzi całym klanem, żaden z Sapiehów nie śmie nawet otworzyć ust na sejmiku bez jego pozwolenia. Dobrze że teraz naszą sprawę popiera, ale jak długo? Nawet nie próbował książę Michał wnikać w motywy postępowania Sapiehy. Dołączył do anty-Pacowskiej, i pro-Sobieskiej konfederacji przez Sapiehę zorganizowanej. Z pełnym zdecydowaniem przystąpił do wykonania rozkazu królewskiego, czyli do pośpiesznego przemarszu większością sił litewskich wiernych królowi na Podole. Zostawiwszy jedynie </text:span><text:span text:style-name="Absatz-Standardschriftart"><text:span text:style-name="T3">które oddziały - pokrótce!</text:span></text:span><text:span text:style-name="T2">, zabrał też swoje prywatne, a także dołączoną niedawno dragonię koronną, i pomaszerował przez </text:span><text:span text:style-name="Absatz-Standardschriftart"><text:span text:style-name="T3">Pińsk</text:span></text:span><text:span text:style-name="T2"> na południe. Zostawił Litwę jako </text:span><text:span text:style-name="Absatz-Standardschriftart"><text:span text:style-name="T3">pole rozgrywki </text:span></text:span><text:span text:style-name="T2">dla Sapiehów i Paców.</text:span></text:p>
      <text:p text:style-name="P7">Szymon Beczała pierwszy raz w życiu był za granicą swojego województwa. Toteż z wielką uwagą spoglądał na Litwę, kraj trochę wszak do ojczyzny podobny. Podobne nędzne wsie, pola, miasteczka liche. Więcej lasów, ludzie ubierali się dość podobnie, choć mówili ledwie że zrozumiale. Regiment dragonów oddzielił się kilka dni temu od reszty wojsk maszerujących na Ruś i poszedł bardziej na północ. Wkrótce dotarli do warownego obozu pod Dubnem, gdzie spotkali spływające z Litwy wojska hetmana polnego Michała Radziwiłła. Jan Pliszka zwrócił uwagę Szymona na lichsze niż w Koronie wyposażenie wojaków litewskich. Tak i średniej jazdy nie nazywano na Litwie pancernymi, lecz petyhorcami, bo mało który z nich kolczugę zakładał, za to każdy z nich woził ze sobą rohatynę.</text:p>
      <text:p text:style-name="P7">Szymon z Janem i inszymi wojakami z Korony często brali udział w podjazdach wraz z dragonami Radziwiłła, Dubieński obóz w żywność zaopatrując i chłopki okoliczne bałamucąc. Zanim jednak chłopi okoliczni prawdziwie rozgniewać się zdążyli, obóz zwinięto i wyruszono na południe, naprzeciw wojskom koronnym. Szymon po raz pierwszy ujrzał Ukrainę.</text:p>
      <text:p text:style-name="P7">Peter Pirwitz wyprostował obolałe plecy a następnie oparł się na rydlu, którym rył pracowicie w jasnej, mokrej glebie Podola przez całe popołudnie. Spojrzał na dzieło swoje i pozostałych piechurów z jego kompanii - szańczyk ich dzisiejszego obozu. Sierżant właśnie ogłosił koniec prac na dzisiaj i z zadowoleniem konferował z panem pułkownikiem Stanisławem Morsztynem, który z lunetą, busolą, i papierowym planem okolicy robotę oceniał.</text:p>
      <text:p text:style-name="P3">- Duży nam ten obóz na dzisiaj wyszedł. Więcej się rydlem tej wojny niż szablą namachamy - usłyszał Peter sierżanta.</text:p>
      <text:p text:style-name="P3">- Rydel fortecę stanowi, rydla forteca się boi - rzekł pan Morsztyn - a to nie forteca, jeno obóz warowny dla wojsk na noc. Dla większej wojsk ilości żeśmy przygotowali, połączyć nam się trzeba nim na nieprzyjaciela ruszym.</text:p>
      <text:p text:style-name="P7"><text:soft-page-break/>Tego wieczora do obozu wmaszerowały wojska z Litwy przybyłe.</text:p>
      <text:p text:style-name="P7">Długo jednak w obozie nie zabawili. Po pośpiesznym przeglądzie wojsk koronnych i litewskich kazał król wyruszać - pod Bar. Już kilka dni wcześniej wybrane oddziały kawalerii koronnej pod dowództwem pana Strzałkowskiego udały się w tamtą stronę i fortecę tę zablokowały. Twierdza ta, niegdyś świetna, od czasu buntów kozacki stale podupadała, lecz położona w miejscu obronnym wielce, ze śmiałą załogą groźną być mogła. Załogę zaś stanowili Lipkowie, Tatarzy polscy, co na początku tej wojny na stronę turecką przeszli.</text:p>
      <text:p text:style-name="Text_20_body"><text:span text:style-name="T2">Pan Strzałkowski wziął wszystkie działa z Trembowli i śpiesznie pod Bar pomaszerował. Dowódca Lipków Aleksander Kryczyński, polski Tatar uszlachcony, a tytułem beja Baru przez sułtana nagrodzony, bronić się wytrwale postanowił, na nadejście posiłków tureckich znad Dniepru licząc. Bardzo się bowiem pan Kryczyński zemsty ze strony szlachty podolskiej obawiał, wiele krzywdy bowiem jego Lipkowie wyrządzili, świadomi będąc kraju, miasta, wsi wybierali z ludu i palili mieszkanie, a najbardziej podczas jarmarków wpadali do miasteczek</text:span><text:span text:style-name="Endnotenzeichen"><text:span text:style-name="T2"><text:note text:id="ftn7" text:note-class="endnote"><text:note-citation>7</text:note-citation><text:note-body><text:p text:style-name="P6">Relacja Erazma Otwinowskiego z 1699 roku</text:p></text:note-body></text:note></text:span></text:span><text:span text:style-name="T2">. </text:span></text:p>
      <text:p text:style-name="Text_20_body"><text:span text:style-name="T2">Tydzień później nadciągnął pod Bar sam Sobieski, a i działa z Trembowli wreszcie dotarły. </text:span></text:p>
      <text:p text:style-name="P7">Peter Pirwitz znowu machał rydlem, tym razem okopy dla świeżo pod Bar przybyłych dział budując. Wszystkie sześć ich już jutro miało koncert rozpocząć. Już od rana był Peter znowu na nogach, tym razem nie rydel lecz muszkiet trzymając w rękach. Rozkazy wydano, do szturmu szykować miała się piechota i niektóre oddziały spieszonej jazdy. Obok kompanii Petera wtaczano na wczoraj wykonany okop świeżo nabite działo. Zanim jednak ostrzał twierdzy ropoczęto, tam zakotłowało się, huknęło coś, i oczom zgromadzonych wojsk polskich i litewskich ukazały się białe flagi, z bastionów rozwieszone. Nowy dowódca Lipków, pan Adam Husain Murawski, na warunki kapitulacji przed Sobieskim przystał i wraz z twierdzą i jej tatarską załogą pod komendę króla przechodził, <text:span text:style-name="T7">Kryczy</text:span><text:span text:style-name="T5">ń</text:span><text:span text:style-name="T7">ski za</text:span><text:span text:style-name="T5">ś</text:span><text:span text:style-name="T7"> za zdrad</text:span><text:span text:style-name="T5">ę</text:span><text:span text:style-name="T7"> Rzeczypospolitej przed s</text:span><text:span text:style-name="T5">ę</text:span><text:span text:style-name="T7">dzi</text:span><text:span text:style-name="T5">ą</text:span><text:span text:style-name="T7"> najwy</text:span><text:span text:style-name="T5">ż</text:span><text:span text:style-name="T7">szym rachunek zdawa</text:span><text:span text:style-name="T5">ł</text:span>.</text:p>
      <text:p text:style-name="P7"/>
      <text:h text:style-name="P12" text:outline-level="2">Rozdział IV</text:h>
      <text:p text:style-name="P7">"Effendi! Voulez-vous acheter?" - rozbrzmiewało wszędzie dokoła. Tłum przekupniów, widząc cudzoziemców, tłoczył się, a każdy zachwalał swój towar w języku, którego nie znał, myśląc, że tak się najlepiej porozumie. Francuska delegacja z nieliczną obstawą przepychała się jednak nie zwracając uwagi na handlarzy, śpieszyli bowiem wezwani przed sułtana. Jego monarsza wysokość raczył jednak być z postawy Francji niezadowolony i na znak tego nie przysłał po posłów lektyki.</text:p>
      <text:p text:style-name="P7">Posłowie dotarli wreszcie do pałacu Topkapi i padli na twarz przed sułtanem, władcą niepodzielnym państwa otomańskiego, panem życia i śmierci na trzech kontynentach, i kalifem, dziedzicem Proroka, zwierzchnikiem wiernych na całym grzesznym świecie, w jednej osobie. Ów skinął wreszcie na posłów, by zbliżyli się do tronu, obok którego stał wschodnio odziany europejczyk, tłumacz zapewne. <text:s/>Tłumacz odezwał się:</text:p>
      <text:p text:style-name="P3">- Jego wysokość gniewa się, że wasze wysiłki na rzecz zwycięstwa w tej wojnie mniejsze ostatnio wydają owoce. Oto król polski wielką armię zgromadził i najechał Podole, które wszak według umów prawomocnych Sułtanowi się należy. Tymczasem nie od was o tym pochodzie zdradzieckim dowiedzieliśmy się, jeno wiele krwi wiernych nam żołnierzy nas ta wieść już kosztowała. Mówcie wreszcie teraz, co wiecie o zamiarach króla Lachów.</text:p>
      <text:p text:style-name="P3">- Zamiarem króla polskiego jest odzyskanie Kamieńca i Podola - odrzekli posłowie francuscy - na tym on na pewno poprzestanie, gdy granicę swego państwa sprzed lat pięciu odnowi. <text:soft-page-break/>Przeto walki w tym rejonie, które wojska jego dostojności Sułtana prowadzą, marnowaniem są tylko sił, które przeciw Austrii spożytkować lepiej można. Lepiej stabilną granicę na Dniestrze ustanowić, zamiast na północ od niego wojska marnować. Od strony Polski nic nie grozi, na Mołdawię się nie wyprawią.</text:p>
      <text:p text:style-name="P3">- Granica na Dniestrze, oddanie Podola, o czym wy mówicie? Wszystkie twierdze Podola w naszym są ręku, przede wszystkim Kamieniec, a zabezpieczają go Żwaniec, Trembowla, i Bar. O żadnym wycofaniu się mowy być nie może, bo wojska nasze zaopatrywać i powiększyć w każdy czas możemy, kiedy tylko Jego Wysokości wola. A wola jego i taka może być, że i Lwów i Kraków zdobędziemy, i dopiero z hardymi Lachami pokój zawrzemy, aby i z Krakowa Wiedniowi zagrozić.</text:p>
      <text:p text:style-name="P7">Tu nastało poruszenie w świcie sułtana. Do sali wpadł młody generał Kara Mustafa Köprülü, który z rozkazu sułtana w Adrianopolu wojska na wojnę z Polską przygotowywał. Uderzył czołem o posadzkę przed władcą, wstał jednak zaraz i ośmielił się do sułtańskiego ucha nachylić, szepcąc:</text:p>
      <text:p text:style-name="P3">- Bar wzięty!</text:p>
      <text:p text:style-name="P3"/>
      <text:p text:style-name="P3"/>
      <text:p text:style-name="P7">Wygnawszy posłów francuskich Sułtan zgromadził wokół siebie doradców. Wysłuchawszy dokładnie sprawozdania Kara Mustafy, zadumał się. Ta wojna w odległym kraju wielce niewygodna się stała. Ten Lwów i Kraków muszą poczekać na światło prawdziwej wiary proroka. Nawet nazwy prawdziwie osmańskiej jeszcze im nie wymyślono...</text:p>
      <text:p text:style-name="P3">- Że Sobieski zdolny jest do niespodzianek, wiedzieliśmy to już. Wydawało nam się jednak, że na opanowaniu Ukrainy się w tym roku skupi. Jeśli w ogóle cokolwiek, wobec buntów w swoim kraju, podejmie. Teraz jednak fortece nasze wokół Kamanicze padły, i z samej stolicy bejostwa naszego nowego wieści nie ma.</text:p>
      <text:p text:style-name="P3">- Założyć musimy, że oblężony Kamanicze już jest - rzekł Kara Mustafa - ale pewnie jeszcze się trzyma. Odsiecz trza nam zorganizować, mimo zimnej pory w tamtym pogańskim kraju, bo padnie w ciągu miesiąca.</text:p>
      <text:p text:style-name="P3">- W ciągu miesiąca jakie siły pod Kamieniec rzucić możemy? Przecie nie twoje spod Edirne?</text:p>
      <text:p text:style-name="P3">- Jest przecie korpus Kapłana Paszy pod Dżedżorą. Drogi przygotowane, zapasy po drodze przygotowane, zatem szybko Kapłan pod Kamanicze przybyć może.</text:p>
      <text:p text:style-name="P3">- Dobrze! - tu zwrócił się do wielkiego wezyra Ahmeda Fazyl Köprülü - pchnij gońca do Kapłana natychmiast, a i sam pojedziesz nad wielką rzekę Tuna i zbierzesz stamtąd wszystkie wojska. Pomaszerujesz z nimi za Kapłanem, aby jego wspomóc w razie czego. Wcześniej jednak zorganizujesz transport morski przez Kara Deniz wojsk z Trabzonu i Samsunu aż do Akermanu. Ty zaś - tu zwrócił się do Kara Mustafy - z twoim wojskiem wyjdziesz wreszcie z Edirne i rozłożysz się nad rzeką Tuna, jako ostatnia osłona mej osoby i stolicy od tych Lachów.</text:p>
      <text:p text:style-name="P7">Tak oto, mimo pory zimowej, ponownie ruszyła machina bojowa wielkiego państwa tureckiego. Może jeszcze da się skłonić Lachów do pokoju takiego, który nie byłby dla sułtana uwłaczający.</text:p>
      <text:p text:style-name="P7">Generał Kątski siedząc w Trembowli z ulgą przyjął o kapitulacji Baru wiadomość. Już był bowiem w kropce, które działa dokąd wysłać. Sieniawski coraz ściślej Kamieniec oblegał, lecz bez dział szturmować nie śmiał, król jegomość zaś pod Bar pomaszerował. Kątski już wszystkie działa ze Lwowa sprowadzał, śpiesznie pod Kamieniec maszerować każąc, a następne odlewać polecił. Jednak marsze trudne były, bo ziemia od deszczów rozmiękła, a i konie padały. Aby temu ostatniemu zaradzić, kazał dragonom konie dla pociągów artyleryjskich oddawać, i teraz między Lwowem a Kamieńcem tylko <text:soft-page-break/>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p>
      <text:p text:style-name="P7">"Wielce miła moja serca a duszy pociecho - pisał Sobieski - zbliżylim się przeto do Kamieńca, już tam tylko wróg nasz zamknięty, bo gdzie indziej wszędy Opatrzność nam poszczęściła i Podole już prawie od Turków wolne. A jednak daleko nam jeszcze do końca tej wojny, bo w Kamieńcu zamknięci jako w twierdzy siedzą. <text:s/>My zaś na polach wokół Kamieńca siedzimy i głodujemy, oni zasię w Kamieńcu siedzą i marzną. Obaczym, czy najpierw oni wszyscy z zimna popadają, czyli my z głodu, i taki to będzie koniec tej wojny. Skończyć ją jednak jeszcze tego roku musimy, tego wymaga umowa z Francją nasza, jak i też dalsze nasze plany.</text:p>
      <text:p text:style-name="P7">Dlatego, dla tych<text:span text:style-name="T5">ż</text:span><text:span text:style-name="T7">e plan</text:span><text:span text:style-name="T5">ó</text:span><text:span text:style-name="T7">w,</text:span> <text:s/>proszę Cię już teraz, zacznij tę akcję o której mówiliśmy ostatnio w Jaworowie: wydostań z Królewca pruskiego wdowę po Kalksteinie z dziećmi i przywieź ich do nas, ale każ dobrze strzec, bo elektor długie ręce ostatnio u nas miewa..."</text:p>
      <text:p text:style-name="Text_20_body"><text:span text:style-name="T2">W</text:span><text:span text:style-name="Absatz-Standardschriftart"><text:span text:style-name="T3">ymarsz do Kamieńca, oblężenie, dezercje i wycieczki tureckie – tu walczy Szymon Becza</text:span></text:span><text:span text:style-name="Absatz-Standardschriftart"><text:span text:style-name="T12">ł</text:span></text:span><text:span text:style-name="Absatz-Standardschriftart"><text:span text:style-name="T9">a</text:span></text:span></text:p>
      <text:p text:style-name="P7">W ciągu listopada trudniej się wojowało wołochom pana Ostrowskiego w Mołdawii. Co prawda jesień była cieplejsza na południe od Dniestru, pogoda zatem nie doświadczała wojaków, i świeża pasza dla koni zawsze była. Lecz transporty wroga coraz lepiej uzbrojone chadzały, a ich etapy zawsze w umocnionych obozach stawały, na których to niby na fortecach już sobie pan Ostrowski zęby powyłamywał. Lecz i nawet Tatarów coraz więcej się za Ostrowskim uganiało, aż zrozumiał, wielu towarzyszy dzielnych straciwszy, że siła zbyt wielka na niego od południa wali i wycofał się na Chocim, gdzie w okolicy słynnej wiktorii zeszłorocznej zapadł i tylko obserwował. Zamek w Chocimiu przez Janczarów był obsadzony i dla pana Ostrowskiego nie do zdobycia, mimo że wiekowy. Lecz nocami przez most pod zamkiem przekradali się gońcy polscy i tak oto Ostrowski wreszcie skontaktował się z panem Sieniawskim, świeżo mianowanym marszałkiem nadwornym koronnym, który z rozkazu króla przepraw przez Dniestr miał za wszelką cenę strzec. Czaty Ostrowskiego pod Chocimiem wielce mu się przydały.</text:p>
      <text:p text:style-name="P7">I oto dnia pierwszego grudnia, przez prószący śnieg, ujrzał pan Ostrowski jakiś ruch na drodze od południa. Niezbyt ostrożnie traktem od Cecory nadchodziła orda tatarska. Wołosi naliczyli 6 tysięcy wojowników wroga, gdy ci rozłożyli się w dawnym chocimskim obozie. Jeszcze tej nocy pchnął pan Ostrowski gońca do marszałka Sieniawskiego w Żwańcu, obozie warownym po północnej stronie Dniestru. Następnego ranka zaś Tatarzy szybko przez most przeprawili się, wyminęli Żwaniec i w tumanach śniegu znikli za wzgórzami na północnym horyzoncie.</text:p>
      <text:p text:style-name="P7">Mieszkańcy Białogrodu już przyzwyczaili się do myśli, że wojna przewali się wokół nich bez ich udziału, gdy nagle na szarym jesiennym morzu pojawiła się armada tureckich galer. Chyże te okręty przybiły do akermańskiego portu jak do swojego, następnie wysypały się z nich oddziały piechoty świeżo przybyłe z Azji. Dowodzący nimi bej zażądał natychmiastowego zwołania pospolitego ruszenia tatarskiego, bez ogródek grożąc wezwaniem samego Kapłana Paszy z jego korpusem spod Cecory w przypadku odmowy. Tatarzy bia<text:span text:style-name="T5">ł</text:span><text:span text:style-name="T7">ogrodzcy do wojny z Lachami si</text:span><text:span text:style-name="T5">ę</text:span><text:span text:style-name="T7"> nie kwapili, lecz jeszcze mniej mieli ochot</text:span><text:span text:style-name="T5">ę</text:span><text:span text:style-name="T7"> stawia</text:span><text:span text:style-name="T5">ć</text:span><text:span text:style-name="T7"> czo</text:span><text:span text:style-name="T5">ł</text:span><text:span text:style-name="T7">a Janczarom, t</text:span>ak więc znowu przemierzał Medżi Gerej Mołdawię dla chwały Kalifa i Sułtana. Przed nim posuwał się długi wąż innych oddziałów tatarskich, które z Krymu alboli też nawet ze stepów Nogajskich dołączyły. Dowodził zaś tym razem młody Adży Girej.</text:p>
      <text:p text:style-name="P7"><text:soft-page-break/>Już śnieg pokrył ziemie Lachów, gdy Medżi Gerej wraz tysiącami innych wojowników mijał Chocim i przeprawił się przez rzekę, w której - jak słyszał - tysiące wiernych rok temu utonęło, przed wojskami Lwa Północy nadaremno uciec próbując. Teraz on sam naprzeciw wojownika onego maszerował. Wiedział, że ani liczba wielka, ani zapał Krymców i Nogajów rady królowi Lachów nie dadzą. Lecz Adżi Girej wcale na króla rzucać się nie zamierzał, jedynie zamieszania narobić. Rozdzielił wojska na kilka czambułów, i właśnie odesłał Nogajów na wschód, na Mohylów, gdy zza zagajnika obok wioski zwanej przez Lachów Rudą wyszły dwa pułki jazdy polskiej.</text:p>
      <text:p text:style-name="P7">Chorągiew pana Starczyńskiego szła przez opuszczoną wieś Rudą w kierunku Chocimia na czele kolumny pu<text:span text:style-name="T5">ł</text:span><text:span text:style-name="T7">kowej </text:span>pana Modrzewskiego. Jabłonowski już w nocy wysłał trzy pułki, Bogusza, <text:span text:style-name="T5">Łą</text:span><text:span text:style-name="T7">ckiego i Modrzewskiego w</text:span><text:span text:style-name="T5">ł</text:span><text:span text:style-name="T7">a</text:span><text:span text:style-name="T5">ś</text:span><text:span text:style-name="T7">nie,</text:span> stale południową flankę działań pod Kamieńcem patrolujące, na pomoc Sieniawskiemu w Żwańcu, ten bowiem nadejście siły większej osmańskiej na podstawie różnych raportów przewidywał. Jeźdźcy Starczyńskiego właśnie powoli objeżdżali sporawy zagajnik gdy nagle idące przed nimi chorągwie pancerne pułku pana Bogusza rozwinęły się i ruszyły galopem. Wyminąwszy wreszcie zagajnik, żołnierze Modrzewskiego ujrzeli, jak ich koledzy ścierają się z Tatarami. Pan Modrzewski poprowadził swój oddział na lewo od walczących żołnierzy Bogusza, aby odciąć Tatarom odwrót. Jednocześnie doświadczone chorągwie rozwijały się z kolumny marszowej w głęboko urzutowaną linię bojową. Konie rozgrzane porannym szybkim marszem od razu przechodziły do galopu. Starczyński ujrzał, jak jeszcze bardziej na lewo, z drugiej strony zagajnika, kolejny pułk pod panem Łasko obchodzi Tatarów jeszcze większym łukiem.</text:p>
      <text:p text:style-name="P7">Drugiego grudnia rano śnieg przestał prószyć i Ostrowski wyraźnie widział w dali Tatarów przechodzących mimo fortyfikacji Żwańca. Spojrzawszy w drugą stronę ujrzeli masy piechoty tureckiej, od południa do Chocimia zdążającej. Masy! Był to bowiem korpus Kapłana Paszy z Cecory, wzmocniony jeszcze posiłkami przybyłymi przez Morze Czarne. Cały dzień trwał przemarsz korpusu, cały dzień liczyli tureckie siły kawalerzyści pana Ostrowskiego, wreszcie wieczorem pchnięto gońca do pana Sieniawskiego w Żwańcu. Goniec ten przebył Dniestr w zapadającym zmroku wpław, bo most był dobrze pilnowany przez tureckich Sipahów.</text:p>
      <text:p text:style-name="Text_20_body"><text:span text:style-name="T4">P</text:span><text:span text:style-name="Absatz-Standardschriftart"><text:span text:style-name="T4">eter znowu rydlem macha</text:span></text:span><text:span text:style-name="Absatz-Standardschriftart"><text:span text:style-name="T6">ł</text:span></text:span><text:span text:style-name="Absatz-Standardschriftart"><text:span text:style-name="T8">, a</text:span></text:span><text:span text:style-name="Absatz-Standardschriftart"><text:span text:style-name="T6">ż</text:span></text:span><text:span text:style-name="Absatz-Standardschriftart"><text:span text:style-name="T8"> mu pot zalewa</text:span></text:span><text:span text:style-name="Absatz-Standardschriftart"><text:span text:style-name="T6">ł</text:span></text:span><text:span text:style-name="Absatz-Standardschriftart"><text:span text:style-name="T8"> oczy. I to pomimo mro</text:span></text:span><text:span text:style-name="Absatz-Standardschriftart"><text:span text:style-name="T6">ź</text:span></text:span><text:span text:style-name="Absatz-Standardschriftart"><text:span text:style-name="T8">nego powietrza i </text:span></text:span><text:span text:style-name="Absatz-Standardschriftart"><text:span text:style-name="T6">ś</text:span></text:span><text:span text:style-name="Absatz-Standardschriftart"><text:span text:style-name="T8">niegu, zalegaj</text:span></text:span><text:span text:style-name="Absatz-Standardschriftart"><text:span text:style-name="T6">ą</text:span></text:span><text:span text:style-name="Absatz-Standardschriftart"><text:span text:style-name="T8">cego w ca</text:span></text:span><text:span text:style-name="Absatz-Standardschriftart"><text:span text:style-name="T6">ł</text:span></text:span><text:span text:style-name="Absatz-Standardschriftart"><text:span text:style-name="T8">ej dolinie Dniestru. Dobry mia</text:span></text:span><text:span text:style-name="Absatz-Standardschriftart"><text:span text:style-name="T6">ł</text:span></text:span><text:span text:style-name="Absatz-Standardschriftart"><text:span text:style-name="T8"> widok Peter na t</text:span></text:span><text:span text:style-name="Absatz-Standardschriftart"><text:span text:style-name="T6">ę</text:span></text:span><text:span text:style-name="Absatz-Standardschriftart"><text:span text:style-name="T8"> dolin</text:span></text:span><text:span text:style-name="Absatz-Standardschriftart"><text:span text:style-name="T6">ę, ze wzniesienia na którym pracował wznosząc fortyfikacje, bowiem wzgórza między Otaczem a Żwańcem dominowały nad terenem zapewniając widok od Isakowa aż za Rudą. Po drugiej stronie Dniestru widać było niewielką fortalicję trzymaną przez brygadę jenerała Rappa, razem półtora tysiąca polskich piechurów, a przede wszystkim Chocim zajęty przez Turków. Tu pod Żwańcem wszystkie regimenty piesze, dragońskie, a także kawalerzyści którym padły konie, sypali szańce umacniając stare polskie fortyfikacje i rozszerzając je, a to dla pomieszczenia wielkiej ilości wojsk, które król jegomość ostawił tu pod Sieniawskim. Wszyscy, od towarzyszy najgórniejszych chorągwi aż po Petera z rydlem zdawali sobie sprawę z konieczności powstrzymania kontrofensywy Osmanów, którzy w innym wypadku zaraz polskie oblężenie Kamieńca by zdjęli. Sieniawski, świeżo wyniesiony na godność marszałka nadwornego koronnego, którą uprzednio Sobieski wszak piastował, pewien był, że zadanie to wykona, jeśli tylko dość czasu na przygotowanie pozycji miał będzie. Mógł liczyć na wsparcie licznej kawalerii Jabłonowskiego, w razie potrzeby mógł wezwać nawet dalsze posiłki jazdy spod Kamieńca, jedynie artylerii nie posiadał. Cała polska artyleria pod Kamieńcem potrzebna była przecie, zatem przewagi tureckiej na tym polu pan Sieniawski obawiał się.</text:span></text:span></text:p>
      <text:p text:style-name="P7">Medżi Gerej nigdy nie pchał się do bijatyki, więc i teraz z kilkoma krewniakami raczej z tyłu się trzymał. Widział jak Tatarzy zderzyli się z Lachami i podejrzewał że starcie to niepomyślny obrót <text:soft-page-break/>przyniesie, bo Lachów pancernych pokonać tylko z zaskoczenia można było. Tak i teraz ciężkie konie i ciężcy jeźdźcy Tatarów wnet w tył spychać poczęli. A oto Medżi ujrzał z prawej strony nowe lackie oddziały do walki spieszące. Nawet piękny był to widok, musiał przyznać Medżi. W pełnym słońcu błyskały wzniesione szable, połyskiwały misiurki polskich jeźdźców, czerwieniły się proporczyki chorążych i peleryny oficerów. W mroźnym powietrzu konie buchały parą a spod ich kopyt pryskał świeży śnieg, który cienką a do tej pory nienaruszoną warstwą pole pokrywał. Medżi wyrwał się z zadumy, krzyknął: "Z prawej! Lachy nas otaczają!" i ruszył z kopyta na wschód, dokąd jak wiedział udali się Nogaje.</text:p>
      <text:p text:style-name="P7">Starczyński nigdy nie mógł się nadziwić sprawności, z jaką Tatarzy wykonują odwrót. Dopiero co w walce z żołnierzami Bogusza związani, oto teraz na wschód umykali, a na ich czele cwałował raczej rosły Tatar na dużym, wcale nietatarskim koniu. Nawet ten olbrzym zawrócił tak szybko, jakby go wicher zachodni zdmuchnął. "Rabować a zmykać, jedno to co umieją ci grasanci", pomyślał pan Starczyński. Pancernym nielicznych zapóźnionych udało się dorwać, Jabłonowski zaś od Rudej nadjechawszy zakazał ścigania Tatarów. Jednak niedoświadczeni żołnierze Łąckiego do pościgu ruszyli, za nimi niemało tych od Bogusza. Koń dowódcy poniósł za pościgiem, po nim inne, i wkrótce już dwa pułki całe za Tatarami na wschód gnały. Fortyfikacje Żwańca nikły w tumanie śniegu za ich plecami...</text:p>
      <text:p text:style-name="P7">Pana Sieniawskiego <text:span text:style-name="T5">zdumienie</text:span><text:span text:style-name="T7"> ogarn</text:span><text:span text:style-name="T5">ęło</text:span><text:span text:style-name="T7"> na widok oddalaj</text:span><text:span text:style-name="T5">ą</text:span><text:span text:style-name="T7">cych si</text:span><text:span text:style-name="T5">ę</text:span><text:span text:style-name="T7"> w po</text:span><text:span text:style-name="T5">ś</text:span><text:span text:style-name="T7">cigu za Tatarami kawalerzyst</text:span><text:span text:style-name="T5">ó</text:span><text:span text:style-name="T7">w. Nie taki by</text:span><text:span text:style-name="T5">ł</text:span><text:span text:style-name="T7"> plan! Czy tego Jab</text:span><text:span text:style-name="T5">ł</text:span><text:span text:style-name="T7">onowskiego ponios</text:span><text:span text:style-name="T5">ł</text:span><text:span text:style-name="T7">o, czy sam szuka chwa</text:span><text:span text:style-name="T5">ł</text:span><text:span text:style-name="T7">y? Niepodobne to do niego, zwykle przecie</text:span><text:span text:style-name="T5">ż</text:span><text:span text:style-name="T7"> sw</text:span><text:span text:style-name="T5">ą</text:span><text:span text:style-name="T7"> </text:span><text:span text:style-name="T5">żą</text:span><text:span text:style-name="T7">dz</text:span><text:span text:style-name="T5">ę</text:span><text:span text:style-name="T7"> krwi wcale niesarmack</text:span><text:span text:style-name="T5">ą ostrożnością poskramiał. To teraz cała chwała na mnie, gdym tu sam ostał, spadnie.</text:span></text:p>
      <text:p text:style-name="P7"><text:span text:style-name="T5">I rzeczywiście, ruch w obozie tureckim pod Chocimiem, obserwowany przez cały poranek, wzmógł się teraz, i nim wczesny zimowy wieczór nastał, cała armia Kapłana Paszy ustawiła naprzeciw fortyfikacji polskich. I zacz</text:span><text:span text:style-name="T5">ęł</text:span><text:span text:style-name="T5">o si</text:span><text:span text:style-name="T5">ę</text:span><text:span text:style-name="T5">. Turcy zaatakowali jednocześnie w trzech miejscach. Na lewym Sieniawskiego skrzydle wyborowy przyboczny korpus wielkiego wezyra oraz kozacy, w centrum gwardia janczarska Kapłana Paszy i paszy Diaberkiru, na prawym jazda – sipahowie, oddziały mołdawskie oraz oddziały beja Sofii, które miały wedrzeć się gwałtowną szarżą wzdłuż wąskiej doliny łagodnie opadającej ku Dniestrowi, gdzie biegła droga z Chocimia do Otacza. </text:span></text:p>
      <text:p text:style-name="P7"><text:span text:style-name="T5">Jednak piechota i spieszona jazda polska, mimo niedokończonych fortyfikacji, pozycje sprawnie zajęła. Z tyłu stały nieliczne chorągwie jazdy, które Sieniawskiemu zostały. Rozkazy wykonywano sprawnie, ka</text:span><text:span text:style-name="T5">ż</text:span><text:span text:style-name="T5">dy </text:span><text:span text:style-name="T5">ż</text:span><text:span text:style-name="T5">o</text:span><text:span text:style-name="T5">ł</text:span><text:span text:style-name="T5">nierz wiedzia</text:span><text:span text:style-name="T5">ł</text:span><text:span text:style-name="T5">, i</text:span><text:span text:style-name="T5">ż</text:span><text:span text:style-name="T5"> do nocy za wszelk</text:span><text:span text:style-name="T5">ą</text:span><text:span text:style-name="T5"> cen</text:span><text:span text:style-name="T5">ę</text:span><text:span text:style-name="T5"> wytrzyma</text:span><text:span text:style-name="T5">ć</text:span><text:span text:style-name="T5"> trzeba. Petera feldfebel zakaza</text:span><text:span text:style-name="T5">ł</text:span><text:span text:style-name="T5"> otwiera</text:span><text:span text:style-name="T5">ć</text:span><text:span text:style-name="T5"> ognia bez rozkazu. Peter trzyma</text:span><text:span text:style-name="T5">ł</text:span><text:span text:style-name="T5"> muszkiet w spoconych mimo zimna r</text:span><text:span text:style-name="T5">ę</text:span><text:span text:style-name="T5">kach, od nacieraj</text:span><text:span text:style-name="T5">ą</text:span><text:span text:style-name="T5">cych je</text:span><text:span text:style-name="T5">ź</text:span><text:span text:style-name="T5">d</text:span><text:span text:style-name="T5">ź</text:span><text:span text:style-name="T5">c</text:span><text:span text:style-name="T5">ó</text:span><text:span text:style-name="T5">w jedynie nasypem oddzielony. Pikinierzy uformowali si</text:span><text:span text:style-name="T5">ę</text:span><text:span text:style-name="T5"> dalej w g</text:span><text:span text:style-name="T5">łę</text:span><text:span text:style-name="T5">bi, grupka zmarzni</text:span><text:span text:style-name="T5">ę</text:span><text:span text:style-name="T5">tych postaci niegro</text:span><text:span text:style-name="T5">ź</text:span><text:span text:style-name="T5">nie wygl</text:span><text:span text:style-name="T5">ą</text:span><text:span text:style-name="T5">daj</text:span><text:span text:style-name="T5">ą</text:span><text:span text:style-name="T5">ca naprzeciw nawa</text:span><text:span text:style-name="T5">ł</text:span><text:span text:style-name="T5">y koni nacieraj</text:span><text:span text:style-name="T5">ą</text:span><text:span text:style-name="T5">cej znad rzeki. Oto nawa</text:span><text:span text:style-name="T5">ł</text:span><text:span text:style-name="T5">a ta jednak w strumyki oddzielne si</text:span><text:span text:style-name="T5">ę</text:span><text:span text:style-name="T5"> podzieli</text:span><text:span text:style-name="T5">ł</text:span><text:span text:style-name="T5">a, wedle dolin ku Dniestrowi opadaj</text:span><text:span text:style-name="T5">ą</text:span><text:span text:style-name="T5">cych. Jeden z tych strumyk</text:span><text:span text:style-name="T5">ó</text:span><text:span text:style-name="T5">w prosto na Petera lecia</text:span><text:span text:style-name="T5">ł</text:span><text:span text:style-name="T5">. Ju</text:span><text:span text:style-name="T5">ż</text:span><text:span text:style-name="T5"> widzia</text:span><text:span text:style-name="T5">ł</text:span><text:span text:style-name="T5"> Peter oddzielnych je</text:span><text:span text:style-name="T5">ź</text:span><text:span text:style-name="T5">d</text:span><text:span text:style-name="T5">ź</text:span><text:span text:style-name="T5">c</text:span><text:span text:style-name="T5">ó</text:span><text:span text:style-name="T5">w, ju</text:span><text:span text:style-name="T5">ż</text:span><text:span text:style-name="T5"> ich ubi</text:span><text:span text:style-name="T5">ór oglądał, szare i zielonkawe kubraki, czapy prostokątne, krzywe szable nad głowami wzniesione, nieliczni zaś krótkie kopie dzierżyli. Nad nimi niebo pociemniało od strzał przez drugi szereg jeźdźców wystrzelonych. Już od lewej strony Petera dobiegł grzmot salwy muszkietowej, który zaraz w nieregularną palbę się przerodził, lecz rozkaz feldfebela nie padał. Już podniosło się z lewej „Ałła akbar!” i wrzaski straszliwe, walkę wręcz znamionujące, lecz piechurom nadal strzelać nie kazano. Już pierwsze szaro-zielone szeregi jeźdźców Petera minęły i do pikinierów docierały, gdy wreszcie padło upragnione „Feuer!” Szarpnął Peter spust muszkietu, muszkiet do góry podskoczył, ale jeździec do którego Peter celował spadł – może przez kogoś innego trafiony? Peter bez rozkazu zsunął się za okop, wstał i muszkiet nabijać począł, w tym czasie piechur z drugiego szeregu na okop wspiął </text:span><text:soft-page-break/><text:span text:style-name="T5">się, przykucnął, i na ponowne „Feuer!” feldfebla wypalił, a następnie krzyknął „ubit, taki syn!”. Zaraz jednak padł, strzałą przeszyty. Feldfebel krzyknął: „do szabel!”, Peter rzucił więc muszkiet, patrząc jeno, by ten lufą do góry o okop się oparł, i wyciągnąwszy szablę, którą do tej pory bez potrzeby szmat drogi wlókł, na okop wbiegł. Zanim na szczyt dotarł, zdjął z głowy futrzany kołpaczek, i głowę gołą wystawił. Tam zaś ujrzał kłębowisko trupów końskich i ludzkich, przez które z trudem nowa fala jeźdźców w szarych kubrakach się przedzierała. Z prawej stała skupiona znacznie mniejsza grupka pikinierów. Jednak mimo lecących na nich strzał stali pikinierzy niewzruszenie. Tedy liczni jeźdźcy z koni zsiadać poczęli i jęli piąć się na nasyp, na którym Peter z szablą przykucnął. Obok niego przycupnął feldfebel ze swym szpontonem, i spod swego sumiastego wąsa zamruczał:</text:span></text:p>
      <text:list xml:id="list6406092740990435689" text:style-name="L1">
        <text:list-item>
          <text:p text:style-name="P14"><text:span text:style-name="T5">To teraz wóz albo przewóz...</text:span></text:p>
        </text:list-item>
      </text:list>
      <text:p text:style-name="P15">Dziwił się prawie pan marszałek Sieniawski, że tak dobrze obrona się udaje. Oto Kozacy wierni sułtanowi, wręcz nastawać nie chcieli, jeno strzelbę wielką, ale nieskuteczną czynili i na wynik ataku janczarów czekali. Janczarzy zaś tureccy, z doborowych jednostek, mimo wielkiej przewagi liczebnej, wielki krzyk na początek ataku podnieśli, ale potem ledwie raz z muszkietów swych krótkich wypalili, a potem z szablami wielce niechętnie na umocnienia polskie rzucili się. Wielu z nich zaś do ataku wcale nie poszło, jeno tak gdzie stali, tam i na wieczność ostali – tak wiatr z północy tego grudniowego wieczora Rzeczypospolitej bronił. A przypomniał sobie niejeden syn południowych stepów opowieści sprzed roku, gdy korpus cały osmański pod Chocimiem ofiarą mrozu oraz Lwa Północy stał się – i atak na fortalicję Otacza naprędce wzniesioną impet swój zupełnie stracił. Widział to pan Sieniawski, że teraz tylko od kiepsko umocnionych, lecz naturą mocno bronionych jarów naddniestrzańskich na prawym skrzydle niebezpieczeństwo nadchodzi. Tam walczył dzielny, lecz niedoświadczony regiment pieszy Łęckiego, tam teraz rozpoczęła się szarża doborowej jazdy ciężkiej osmańskiej, „Deli” - szaleńcy zwanej, osobistej rezerwy beja Sofii. „Obaczym, czyj odwód lepszy”, pomyślał pan Sieniawski, swą nową drewnianą buławą skinął, i oto trzy świeże chorągwie husarskie księcia Ostrogskiego, przez młodego ale już w bojach doświadczonego porucznika Andrzeja Trzecieskiego<text:note text:id="ftn0" text:note-class="endnote"><text:note-citation>8</text:note-citation><text:note-body><text:p text:style-name="Endnote">Posta<text:span text:style-name="T5">ć</text:span><text:span text:style-name="T7"> historyczna. Wsp</text:span><text:span text:style-name="T5">ół</text:span><text:span text:style-name="T7">czesna wersja nazwiska: Trzeciecki</text:span></text:p></text:note-body></text:note> dowodzone ruszyły w stronę południowych wałów. Przez specjalnie dobrane przerwy w nich pozostawione dostały się na czoło, w bok, i na tył atakującej formacji tureckiej, i wyciągnąwszy koncerze<text:note text:id="ftn8" text:note-class="endnote"><text:note-citation>9</text:note-citation><text:note-body><text:p text:style-name="Endnote">Koncerze – dwumetrowe miecze husarii, u<text:span text:style-name="T5">ż</text:span><text:span text:style-name="T7">ywane jako kr</text:span><text:span text:style-name="T5">ó</text:span><text:span text:style-name="T7">tkie kopie. Prawdziwych kopii husaria w walkach z Turkami nie u</text:span><text:span text:style-name="T5">ż</text:span><text:span text:style-name="T7">ywa</text:span><text:span text:style-name="T5">ł</text:span><text:span text:style-name="T7">a, bowiem turecka piechota nie dysponowa</text:span><text:span text:style-name="T5">ł</text:span><text:span text:style-name="T7">a formacjami pikinier</text:span><text:span text:style-name="T5">ó</text:span><text:span text:style-name="T7">w. Wojsko osma</text:span><text:span text:style-name="T5">ń</text:span><text:span text:style-name="T7">skie polega</text:span><text:span text:style-name="T5">ł</text:span><text:span text:style-name="T7">o bowiem na swej bardzo licznej kawalerii (</text:span><text:span text:style-name="T5">ś</text:span><text:span text:style-name="T7">rednich sipahach i ci</text:span><text:span text:style-name="T5">ęż</text:span><text:span text:style-name="T7">kich, acz nielicznych deli), aby znosi</text:span><text:span text:style-name="T5">ć</text:span><text:span text:style-name="T7"> kawaleri</text:span><text:span text:style-name="T5">ę</text:span><text:span text:style-name="T7"> wroga. To oczywi</text:span><text:span text:style-name="T5">ś</text:span><text:span text:style-name="T7">cie wystarcza</text:span><text:span text:style-name="T5">ł</text:span><text:span text:style-name="T7">o w wojnach z przeciwnikiem zachodnim, jak Austria.</text:span></text:p></text:note-body></text:note> do szarży ruszyły.</text:p>
      <text:p text:style-name="P16">Tak się zatem <text:span text:style-name="T11">stało,</text:span> iż krwawiące na liniach obrony regimenty piechoty Sieniawskiego zdołały obronić swoje pozycje. Janczarzy poczęli się cofać ku swoim pozycjom wyjściowym nad sam<text:span text:style-name="T5">ą</text:span><text:span text:style-name="T7"> rzek</text:span><text:span text:style-name="T5">ą</text:span><text:span text:style-name="T7">, za</text:span><text:span text:style-name="T5">ś</text:span><text:span text:style-name="T7"> Kapłan Pasza po naradzie z swoimi dowódcami kaza</text:span><text:span text:style-name="T5">ł</text:span><text:span text:style-name="T7"> zaprzestać walki i wycofać swoje zmęczone oddziały do obozu, dla ogrzania się i odpoczynku. Dla wielu tysi</text:span><text:span text:style-name="T5">ę</text:span><text:span text:style-name="T7">cy jego wojak</text:span><text:span text:style-name="T5">ó</text:span><text:span text:style-name="T7">w ten rozkaz przyszed</text:span><text:span text:style-name="T5">ł</text:span><text:span text:style-name="T7"> za p</text:span><text:span text:style-name="T5">óźno. Mróz i zapadająca ciemność zdawały się jednak nie przeszkadzać synom północy, polska jazda uzyskała swobodę działania i zaczęła wyłapywać licznych maruderów i szarpać czaty osmańskie ustawione na przedpolu obozu.</text:span></text:p>
      <text:p text:style-name="P7">Przyby<text:span text:style-name="T5">ł</text:span><text:span text:style-name="T7"> pose</text:span><text:span text:style-name="T5">ł</text:span><text:span text:style-name="T7"> od Ostrowskiego, mokry, „si</text:span><text:span text:style-name="T5">ł</text:span><text:span text:style-name="T7">a wielka na was idzie, dzi</text:span><text:span text:style-name="T5">ś</text:span><text:span text:style-name="T7"> u</text:span><text:span text:style-name="T5">ż</text:span><text:span text:style-name="T7">y</text:span><text:span text:style-name="T5">ł</text:span><text:span text:style-name="T7"> nie więcej ni</text:span><text:span text:style-name="T5">ż</text:span><text:span text:style-name="T7"> po</text:span><text:span text:style-name="T5">ł</text:span><text:span text:style-name="T7">owy piechoty.” „A armaty?” „Armat on nie ma, bo po</text:span><text:span text:style-name="T5">ś</text:span><text:span text:style-name="T7">piesznie wypraw</text:span><text:span text:style-name="T5">ę</text:span><text:span text:style-name="T7"> przygotowa</text:span><text:span text:style-name="T5">ł</text:span><text:span text:style-name="T7">, a te co wzi</text:span><text:span text:style-name="T5">ął</text:span><text:span text:style-name="T7">, to mu je rozwalili</text:span><text:span text:style-name="T5">ś</text:span><text:span text:style-name="T7">my”</text:span></text:p>
      <text:p text:style-name="P7"><text:span text:style-name="T7">Szymon Becza</text:span><text:span text:style-name="T5">ł</text:span><text:span text:style-name="T7">a przybywa spod Kamie</text:span><text:span text:style-name="T5">ń</text:span><text:span text:style-name="T7">ca wraz z dragonami konnymi</text:span></text:p>
      <text:p text:style-name="P7">Przybycie odsieczy tureckiej</text:p>
      <text:p text:style-name="P7">Bitwa wielka</text:p>
      <text:p text:style-name="P7">Zawarcie rozejmu</text:p>
      <text:p text:style-name="P7"><text:soft-page-break/>Gromienie Kozaków</text:p>
      <text:p text:style-name="P7"/>
      <text:p text:style-name="P7"/>
      <text:p text:style-name="P7"/>
      <text:p text:style-name="P4"/>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zymywał pochód i kazał budować szopę, w której zostawiali część dziwnego ładunku.</text:p>
      <text:p text:style-name="P1"/>
      <text:p text:style-name="P1">Na wojnie z Prusami</text:p>
      <text:p text:style-name="P1">"Dojść nam dzisiaj do Grudziądza - trzeba dupy mieć z mosiądza!"</text:p>
      <text:p text:style-name="P1">"Zamiast dupy krwawa rana - to podjazdy króla Ja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Times New Roman1" svg:font-family="'Times New Roman', serif"/>
    <style:font-face style:name="Calibri1" svg:font-family="Calibri" style:font-family-generic="swiss"/>
    <style:font-face style:name="Calibri2" svg:font-family="Calibri, sans-serif"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Endnotenzeichen" style:family="text" style:parent-style-name="Absatz-Standardschriftart">
      <style:text-properties style:text-position="super 64%"/>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8-13T20:43:46.20</dc:date>
    <meta:editing-cycles>922</meta:editing-cycles>
    <meta:editing-duration>PT3H57M32S</meta:editing-duration>
    <meta:document-statistic meta:table-count="0" meta:image-count="0" meta:object-count="0" meta:page-count="21" meta:paragraph-count="178" meta:word-count="10561" meta:character-count="7148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